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öszönjük, hogy érdeklődésével megtisztelte cégünket, a Magyar Autókereskedőház Zrt.-t. Árajánlatunk az Ön által megadott paraméterek alapján készült. Járműveik ellenőrzött környezetből érkeznek hozzánk, eredetükre és műszaki állapotukra, kollégáink és cégünk a garancia. Reméljük, hogy az alábbiakban bemutatott autó elnyeri tetszését, illetve megfelel elvárásainak és Önt is üdvözölhetjük számos elégedett vásárlónk között.</text:p>
      <text:p text:style-name="Standard"/>
      <text:p text:style-name="Standard"><text:s/></text:p>
      <text:p text:style-name="Standard"/>
      <text:p text:style-name="Standard">sor1</text:p>
      <text:p text:style-name="P1">sor2</text:p>
      <text:p text:style-name="Standard">sor3</text:p>
      <text:p text:style-name="Standard"/>
      <text:p text:style-name="Standard">Az Ön által kiválasztott modell szállítása a szerződés megkötésétől számított 5 héten belül történik meg. </text:p>
      <text:p text:style-name="Standard"/>
      <text:p text:style-name="Standard">Bízom abban, hogy az ajánlatunk felkeltette érdeklődését, további kérdéseivel kapcsolatban az alábbi elérhetőségeinken állunk rendelkezésé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r bor</meta:initial-creator>
    <meta:creation-date>2018-01-25T15:03:20</meta:creation-date>
    <dc:date>2018-01-25T16:59:00</dc:date>
    <dc:creator>vor bor</dc:creator>
    <meta:editing-duration>PT3M19S</meta:editing-duration>
    <meta:editing-cycles>4</meta:editing-cycles>
    <meta:generator>OpenOffice/4.1.5$Unix OpenOffice.org_project/415m1$Build-9789</meta:generator>
    <meta:document-statistic meta:table-count="0" meta:image-count="0" meta:object-count="0" meta:page-count="1" meta:paragraph-count="7" meta:word-count="84" meta:character-count="705"/>
  </office:meta>
</office:document-meta>
</file>